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0.978cm" svg:y="2.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566cm" svg:y="5.2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.977cm" svg:y="7.94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0.978cm" svg:y="7.94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175cm" svg:y1="3.159cm" svg:x2="10.906cm" svg:y2="3.159cm">
          <text:p/>
        </draw:line>
        <draw:line draw:style-name="gr2" draw:text-style-name="P1" draw:layer="layout" svg:x1="12.303cm" svg:y1="3.159cm" svg:x2="16.875cm" svg:y2="5.445cm">
          <text:p/>
        </draw:line>
        <draw:line draw:style-name="gr2" draw:text-style-name="P1" draw:layer="layout" svg:x1="16.748cm" svg:y1="6.334cm" svg:x2="12.303cm" svg:y2="8.62cm">
          <text:p/>
        </draw:line>
        <draw:line draw:style-name="gr2" draw:text-style-name="P1" draw:layer="layout" svg:x1="10.906cm" svg:y1="8.62cm" svg:x2="4.175cm" svg:y2="8.62cm">
          <text:p/>
        </draw:line>
        <draw:line draw:style-name="gr2" draw:text-style-name="P1" draw:layer="layout" svg:x1="3.54cm" svg:y1="3.794cm" svg:x2="3.667cm" svg:y2="7.858cm">
          <text:p/>
        </draw:line>
        <draw:line draw:style-name="gr2" draw:text-style-name="P1" draw:layer="layout" svg:x1="4.175cm" svg:y1="3.54cm" svg:x2="11.16cm" svg:y2="8.112cm">
          <text:p/>
        </draw:line>
        <draw:line draw:style-name="gr2" draw:text-style-name="P1" draw:layer="layout" svg:x1="11.541cm" svg:y1="3.794cm" svg:x2="11.541cm" svg:y2="7.985cm">
          <text:p/>
        </draw:line>
        <draw:line draw:style-name="gr2" draw:text-style-name="P1" draw:layer="layout" svg:x1="11.16cm" svg:y1="3.667cm" svg:x2="4.175cm" svg:y2="8.112cm">
          <text:p/>
        </draw:line>
        <draw:line draw:style-name="gr2" draw:text-style-name="P1" draw:layer="layout" svg:x1="16.494cm" svg:y1="5.826cm" svg:x2="4.302cm" svg:y2="8.239cm">
          <text:p/>
        </draw:line>
        <draw:line draw:style-name="gr2" draw:text-style-name="P1" draw:layer="layout" svg:x1="4.175cm" svg:y1="3.159cm" svg:x2="16.494cm" svg:y2="5.826cm">
          <text:p/>
        </draw:line>
        <draw:custom-shape draw:style-name="gr1" draw:text-style-name="P1" draw:layer="layout" svg:width="1.27cm" svg:height="1.27cm" svg:x="2.978cm" svg:y="2.48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8.184cm" svg:y="1.9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5.01cm" svg:y="1.90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8.311cm" svg:y="4.44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5.137cm" svg:y="4.44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1.968cm" svg:y="7.35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8.794cm" svg:y="7.35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2.095cm" svg:y="9.89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8.921cm" svg:y="9.8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0.063cm" svg:y1="7.988cm" svg:x2="31.968cm" svg:y2="7.988cm">
          <text:p/>
        </draw:line>
        <draw:line draw:style-name="gr2" draw:text-style-name="P1" draw:layer="layout" svg:x1="30.19cm" svg:y1="10.528cm" svg:x2="31.968cm" svg:y2="10.528cm">
          <text:p/>
        </draw:line>
        <draw:line draw:style-name="gr2" draw:text-style-name="P1" draw:layer="layout" svg:x1="36.279cm" svg:y1="2.413cm" svg:x2="38.184cm" svg:y2="2.54cm">
          <text:p/>
        </draw:line>
        <draw:line draw:style-name="gr2" draw:text-style-name="P1" draw:layer="layout" svg:x1="36.406cm" svg:y1="5.08cm" svg:x2="38.311cm" svg:y2="5.08cm">
          <text:p/>
        </draw:line>
        <draw:line draw:style-name="gr3" draw:text-style-name="P1" draw:layer="layout" svg:x1="32.095cm" svg:y1="8.496cm" svg:x2="30.063cm" svg:y2="10.02cm">
          <text:p/>
        </draw:line>
        <draw:line draw:style-name="gr3" draw:text-style-name="P1" draw:layer="layout" svg:x1="38.311cm" svg:y1="2.921cm" svg:x2="36.279cm" svg:y2="4.445cm">
          <text:p/>
        </draw:line>
        <draw:custom-shape draw:style-name="gr1" draw:text-style-name="P1" draw:layer="layout" svg:width="1.27cm" svg:height="1.27cm" svg:x="25.492cm" svg:y="12.56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2.318cm" svg:y="12.56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5.365cm" svg:y="7.35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2.191cm" svg:y="7.35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459cm" svg:y1="7.991cm" svg:x2="25.237cm" svg:y2="7.991cm">
          <text:p/>
        </draw:line>
        <draw:line draw:style-name="gr2" draw:text-style-name="P1" draw:layer="layout" svg:x1="23.587cm" svg:y1="13.199cm" svg:x2="25.492cm" svg:y2="13.199cm">
          <text:p/>
        </draw:line>
        <draw:line draw:style-name="gr3" draw:text-style-name="P1" draw:layer="layout" svg:x1="25.491cm" svg:y1="8.499cm" svg:x2="23.332cm" svg:y2="10.15cm">
          <text:p/>
        </draw:line>
        <draw:custom-shape draw:style-name="gr1" draw:text-style-name="P1" draw:layer="layout" svg:width="1.27cm" svg:height="1.27cm" svg:x="38.799cm" svg:y="12.6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5.625cm" svg:y="12.6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6.894cm" svg:y1="13.246cm" svg:x2="38.799cm" svg:y2="13.246cm">
          <text:p/>
        </draw:line>
        <draw:custom-shape draw:style-name="gr1" draw:text-style-name="P1" draw:layer="layout" svg:width="1.27cm" svg:height="1.27cm" svg:x="25.492cm" svg:y="9.89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2.318cm" svg:y="9.89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587cm" svg:y1="10.532cm" svg:x2="25.492cm" svg:y2="10.532cm">
          <text:p/>
        </draw:line>
        <draw:line draw:style-name="gr3" draw:text-style-name="P1" draw:layer="layout" svg:x1="25.62cm" svg:y1="11.039cm" svg:x2="23.461cm" svg:y2="12.69cm">
          <text:p/>
        </draw:line>
        <draw:line draw:style-name="gr3" draw:text-style-name="P1" draw:layer="layout" svg:x1="38.8cm" svg:y1="11.087cm" svg:x2="36.768cm" svg:y2="12.738cm">
          <text:p/>
        </draw:line>
        <draw:custom-shape draw:style-name="gr1" draw:text-style-name="P1" draw:layer="layout" svg:width="1.27cm" svg:height="1.27cm" svg:x="25.613cm" svg:y="4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2.439cm" svg:y="4.7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5.487cm" svg:y="2.16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2.313cm" svg:y="2.16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581cm" svg:y1="2.796cm" svg:x2="25.359cm" svg:y2="2.796cm">
          <text:p/>
        </draw:line>
        <draw:line draw:style-name="gr2" draw:text-style-name="P1" draw:layer="layout" svg:x1="23.708cm" svg:y1="5.336cm" svg:x2="25.613cm" svg:y2="5.336cm">
          <text:p/>
        </draw:line>
        <draw:line draw:style-name="gr3" draw:text-style-name="P1" draw:layer="layout" svg:x1="25.613cm" svg:y1="3.304cm" svg:x2="23.454cm" svg:y2="4.955cm">
          <text:p/>
        </draw:line>
        <draw:custom-shape draw:style-name="gr4" draw:text-style-name="P1" draw:layer="layout" svg:width="5.588cm" svg:height="2.413cm" svg:x="20.431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4.186cm" svg:y="24.24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1.012cm" svg:y="24.24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28cm" svg:y1="24.875cm" svg:x2="24.058cm" svg:y2="24.875cm">
          <text:p/>
        </draw:line>
        <draw:custom-shape draw:style-name="gr4" draw:text-style-name="P1" draw:layer="layout" svg:width="5.588cm" svg:height="2.413cm" svg:x="37.829cm" svg:y="23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41.584cm" svg:y="23.98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8.41cm" svg:y="23.98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9.678cm" svg:y1="24.621cm" svg:x2="41.456cm" svg:y2="24.621cm">
          <text:p/>
        </draw:line>
        <draw:custom-shape draw:style-name="gr4" draw:text-style-name="P1" draw:layer="layout" svg:width="5.588cm" svg:height="2.413cm" svg:x="25.25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9.012cm" svg:y="19.4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5.838cm" svg:y="19.41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7.106cm" svg:y1="20.049cm" svg:x2="28.884cm" svg:y2="20.049cm">
          <text:p/>
        </draw:line>
        <draw:custom-shape draw:style-name="gr4" draw:text-style-name="P1" draw:layer="layout" svg:width="5.588cm" svg:height="2.413cm" svg:x="13.192cm" svg:y="29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7.086cm" svg:y="29.5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3.773cm" svg:y="29.57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41cm" svg:y1="30.209cm" svg:x2="16.819cm" svg:y2="30.209cm">
          <text:p/>
        </draw:line>
        <draw:custom-shape draw:style-name="gr1" draw:text-style-name="P1" draw:layer="layout" svg:width="1.27cm" svg:height="1.27cm" svg:x="38.718cm" svg:y="7.3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5.544cm" svg:y="7.35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8.845cm" svg:y="9.8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5.671cm" svg:y="9.89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6.813cm" svg:y1="7.984cm" svg:x2="38.718cm" svg:y2="7.984cm">
          <text:p/>
        </draw:line>
        <draw:line draw:style-name="gr2" draw:text-style-name="P1" draw:layer="layout" svg:x1="36.94cm" svg:y1="10.524cm" svg:x2="38.718cm" svg:y2="10.524cm">
          <text:p/>
        </draw:line>
        <draw:line draw:style-name="gr3" draw:text-style-name="P1" draw:layer="layout" svg:x1="38.845cm" svg:y1="8.492cm" svg:x2="36.813cm" svg:y2="10.016cm">
          <text:p/>
        </draw:line>
        <draw:custom-shape draw:style-name="gr1" draw:text-style-name="P1" draw:layer="layout" svg:width="1.27cm" svg:height="1.27cm" svg:x="25.621cm" svg:y="15.2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2.447cm" svg:y="15.23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716cm" svg:y1="15.866cm" svg:x2="25.621cm" svg:y2="15.866cm">
          <text:p/>
        </draw:line>
        <draw:line draw:style-name="gr3" draw:text-style-name="P1" draw:layer="layout" svg:x1="25.621cm" svg:y1="13.706cm" svg:x2="23.589cm" svg:y2="15.357cm">
          <text:p/>
        </draw:line>
        <draw:custom-shape draw:style-name="gr4" draw:text-style-name="P1" draw:layer="layout" svg:width="5.588cm" svg:height="2.413cm" svg:x="1.254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5.009cm" svg:y="24.87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.835cm" svg:y="24.87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03cm" svg:y1="25.51cm" svg:x2="4.881cm" svg:y2="25.51cm">
          <text:p/>
        </draw:line>
        <draw:custom-shape draw:style-name="gr4" draw:text-style-name="P1" draw:layer="layout" svg:width="5.588cm" svg:height="2.413cm" svg:x="13.085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84cm" svg:y="24.87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3.666cm" svg:y="24.87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934cm" svg:y1="25.51cm" svg:x2="16.712cm" svg:y2="25.51cm">
          <text:p/>
        </draw:line>
        <draw:custom-shape draw:style-name="gr4" draw:text-style-name="P1" draw:layer="layout" svg:width="5.588cm" svg:height="2.413cm" svg:x="6.078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9.833cm" svg:y="19.92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659cm" svg:y="19.92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927cm" svg:y1="20.557cm" svg:x2="9.705cm" svg:y2="20.557cm">
          <text:p/>
        </draw:line>
        <draw:custom-shape draw:style-name="gr4" draw:text-style-name="P1" draw:layer="layout" svg:width="5.588cm" svg:height="2.413cm" svg:x="37.703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41.458cm" svg:y="19.6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8.284cm" svg:y="19.6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9.552cm" svg:y1="20.303cm" svg:x2="41.33cm" svg:y2="20.303cm">
          <text:p/>
        </draw:line>
        <draw:custom-shape draw:style-name="gr4" draw:text-style-name="P1" draw:layer="layout" svg:width="5.588cm" svg:height="2.413cm" svg:x="29.83cm" svg:y="2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3.585cm" svg:y="28.43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0.411cm" svg:y="28.43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679cm" svg:y1="29.066cm" svg:x2="33.457cm" svg:y2="29.066cm">
          <text:p/>
        </draw:line>
        <draw:custom-shape draw:style-name="gr4" draw:text-style-name="P1" draw:layer="layout" svg:width="5.588cm" svg:height="2.413cm" svg:x="29.704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3.459cm" svg:y="24.11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0.285cm" svg:y="24.1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553cm" svg:y1="24.748cm" svg:x2="33.331cm" svg:y2="24.748cm">
          <text:p/>
        </draw:line>
        <draw:line draw:style-name="gr2" draw:text-style-name="P1" draw:layer="layout" svg:x1="8.874cm" svg:y1="21.828cm" svg:x2="4.175cm" svg:y2="24.241cm">
          <text:p/>
        </draw:line>
        <draw:line draw:style-name="gr2" draw:text-style-name="P1" draw:layer="layout" svg:x1="8.874cm" svg:y1="21.828cm" svg:x2="9.89cm" svg:y2="24.368cm">
          <text:p/>
        </draw:line>
        <draw:line draw:style-name="gr2" draw:text-style-name="P1" draw:layer="layout" svg:x1="15.754cm" svg:y1="26.908cm" svg:x2="15.881cm" svg:y2="29.194cm">
          <text:p/>
        </draw:line>
        <draw:line draw:style-name="gr2" draw:text-style-name="P1" draw:layer="layout" svg:x1="28.13cm" svg:y1="21.293cm" svg:x2="23.304cm" svg:y2="23.706cm">
          <text:p/>
        </draw:line>
        <draw:line draw:style-name="gr2" draw:text-style-name="P1" draw:layer="layout" svg:x1="28.003cm" svg:y1="21.42cm" svg:x2="32.448cm" svg:y2="23.579cm">
          <text:p/>
        </draw:line>
        <draw:line draw:style-name="gr2" draw:text-style-name="P1" draw:layer="layout" svg:x1="32.448cm" svg:y1="25.992cm" svg:x2="32.575cm" svg:y2="27.897cm">
          <text:p/>
        </draw:line>
        <draw:line draw:style-name="gr2" draw:text-style-name="P1" draw:layer="layout" svg:x1="40.497cm" svg:y1="21.574cm" svg:x2="40.624cm" svg:y2="23.352cm">
          <text:p/>
        </draw:line>
        <draw:frame draw:style-name="gr5" draw:layer="layout" svg:width="16.51cm" svg:height="24.425cm" svg:x="19.923cm" svg:y="30.718cm">
          <draw:text-box>
            <text:p>int GraphTraveral(int[][] g, int u, <text:s/>int kEdge)</text:p>
            <text:p>{</text:p>
            <text:p><text:s/><text:tab/>for(i=u i&lt;numNode i++)</text:p>
            <text:p><text:tab/>{</text:p>
            <text:p><text:tab/><text:tab/>m = GraphTraveral(g, u, v, kEdge-1)</text:p>
            <text:p><text:tab/><text:tab/>max = Max(m, max) + g[u][i]</text:p>
            <text:p><text:tab/>}</text:p>
            <text:p>}</text:p>
            <text:p/>
            <text:p/>
            <text:p/>
            <text:p>int GraphTraveral(int[][] g, int u, int v, int kEdge)</text:p>
            <text:p>{</text:p>
            <text:p><text:tab/>if(kEdge == 0)</text:p>
            <text:p><text:tab/><text:tab/>return 0</text:p>
            <text:p><text:tab/>else if(kEdge == 1 &amp;&amp; u != v &amp;&amp; g[u][v] != INF)</text:p>
            <text:p><text:tab/><text:tab/>return g[u][v]</text:p>
            <text:p><text:tab/>else </text:p>
            <text:p><text:tab/>{</text:p>
            <text:p><text:tab/><text:tab/>max = INT_MIN</text:p>
            <text:p><text:tab/><text:tab/>for(i=u i&lt;numNode i++)</text:p>
            <text:p><text:tab/><text:tab/>{</text:p>
            <text:p><text:tab/><text:tab/><text:tab/>if(u != I)</text:p>
            <text:p><text:tab/><text:tab/><text:tab/>{</text:p>
            <text:p><text:tab/><text:tab/><text:tab/><text:tab/>m = GraphTraveral(g, u, v, kEdge-1)</text:p>
            <text:p><text:tab/><text:tab/><text:tab/><text:tab/>if(m != INF)</text:p>
            <text:p><text:tab/><text:tab/><text:tab/><text:tab/>{</text:p>
            <text:p><text:tab/><text:tab/><text:tab/><text:tab/><text:tab/>max = Max(m, max) + g[u][i]</text:p>
            <text:p><text:tab/><text:tab/><text:tab/><text:tab/>}</text:p>
            <text:p><text:tab/><text:tab/><text:tab/>}</text:p>
            <text:p><text:tab/><text:tab/>}</text:p>
            <text:p><text:tab/><text:tab/>return max</text:p>
            <text:p><text:tab/>}</text:p>
            <text:p>}</text:p>
          </draw:text-box>
        </draw:frame>
        <draw:frame draw:style-name="gr6" draw:layer="layout" svg:width="10.599cm" svg:height="0.962cm" svg:x="14.87cm" svg:y="1.181cm">
          <draw:text-box>
            <text:p>Shortest Path from u to v in k edges</text:p>
          </draw:text-box>
        </draw:frame>
        <draw:custom-shape draw:style-name="gr1" draw:text-style-name="P1" draw:layer="layout" svg:width="1.27cm" svg:height="1.27cm" svg:x="31.963cm" svg:y="2.0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8.789cm" svg:y="2.03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2.09cm" svg:y="4.5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8.916cm" svg:y="4.57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0.058cm" svg:y1="2.669cm" svg:x2="31.963cm" svg:y2="2.669cm">
          <text:p/>
        </draw:line>
        <draw:line draw:style-name="gr2" draw:text-style-name="P1" draw:layer="layout" svg:x1="30.185cm" svg:y1="5.209cm" svg:x2="31.963cm" svg:y2="5.209cm">
          <text:p/>
        </draw:line>
        <draw:line draw:style-name="gr3" draw:text-style-name="P1" draw:layer="layout" svg:x1="32.09cm" svg:y1="3.177cm" svg:x2="30.058cm" svg:y2="4.701cm">
          <text:p/>
        </draw:line>
        <draw:custom-shape draw:style-name="gr1" draw:text-style-name="P1" draw:layer="layout" svg:width="1.27cm" svg:height="1.27cm" svg:x="32.096cm" svg:y="12.81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8.922cm" svg:y="12.81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0.191cm" svg:y1="13.452cm" svg:x2="32.096cm" svg:y2="13.452cm">
          <text:p/>
        </draw:line>
        <draw:line draw:style-name="gr3" draw:text-style-name="P1" draw:layer="layout" svg:x1="32.097cm" svg:y1="11.293cm" svg:x2="30.065cm" svg:y2="12.944cm">
          <text:p/>
        </draw:line>
        <draw:custom-shape draw:style-name="gr4" draw:text-style-name="P1" draw:layer="layout" svg:width="5.588cm" svg:height="2.413cm" svg:x="7.33cm" svg:y="2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085cm" svg:y="29.44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7.911cm" svg:y="29.44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79cm" svg:y1="30.082cm" svg:x2="10.957cm" svg:y2="30.082cm">
          <text:p/>
        </draw:line>
        <draw:custom-shape draw:style-name="gr4" draw:text-style-name="P1" draw:layer="layout" svg:width="5.588cm" svg:height="2.413cm" svg:x="7.584cm" svg:y="33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478cm" svg:y="34.14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165cm" svg:y="34.14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33cm" svg:y1="34.781cm" svg:x2="11.211cm" svg:y2="34.781cm">
          <text:p/>
        </draw:line>
        <draw:custom-shape draw:style-name="gr4" draw:text-style-name="P1" draw:layer="layout" svg:width="5.588cm" svg:height="2.413cm" svg:x="7.096cm" svg:y="2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0.851cm" svg:y="25.00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7.677cm" svg:y="25.00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945cm" svg:y1="25.637cm" svg:x2="10.723cm" svg:y2="25.637cm">
          <text:p/>
        </draw:line>
        <draw:line draw:style-name="gr2" draw:text-style-name="P1" draw:layer="layout" svg:x1="9.765cm" svg:y1="27.035cm" svg:x2="9.765cm" svg:y2="28.94cm">
          <text:p/>
        </draw:line>
        <draw:line draw:style-name="gr2" draw:text-style-name="P1" draw:layer="layout" svg:x1="10.146cm" svg:y1="31.48cm" svg:x2="10.273cm" svg:y2="33.766cm">
          <text:p/>
        </draw:line>
        <draw:line draw:style-name="gr2" draw:text-style-name="P1" draw:layer="layout" svg:x1="8.874cm" svg:y1="21.828cm" svg:x2="15.859cm" svg:y2="24.3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6:52:44.721051000</meta:creation-date>
    <dc:date>2015-01-16T11:46:51.881426000</dc:date>
    <meta:editing-duration>PT1H48M22S</meta:editing-duration>
    <meta:editing-cycles>7</meta:editing-cycles>
    <meta:generator>LibreOffice/4.2.5.2$MacOSX_X86_64 LibreOffice_project/61cb170a04bb1f12e77c884eab9192be736ec5f5</meta:generator>
    <meta:document-statistic meta:object-count="137"/>
  </office:meta>
</office:document-meta>
</file>